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874cm" style:use-optimal-column-width="false"/>
    </style:style>
    <style:style style:name="co2" style:family="table-column">
      <style:table-column-properties style:column-width="72.938cm" style:use-optimal-column-width="false"/>
    </style:style>
    <style:style style:name="co3" style:family="table-column">
      <style:table-column-properties style:column-width="76.515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149.249cm" style:use-optimal-column-width="false"/>
    </style:style>
    <style:style style:name="co6" style:family="table-column">
      <style:table-column-properties style:column-width="136.835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erif" style:font-size-asian="180pt" style:font-weight-asian="normal" style:font-name-complex="Liberation Serif" style:font-size-complex="180pt" style:font-weight-complex="normal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erif" style:font-size-asian="180pt" style:font-weight-asian="normal" style:font-name-complex="Alvi Nastaleeq" style:font-size-complex="180pt" style:font-weight-complex="normal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ce6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erif" style:font-size-asian="180pt" style:font-weight-asian="normal" style:font-name-complex="Liberation Serif" style:font-size-complex="180pt" style:font-weight-complex="normal"/>
    </style:style>
    <style:style style:name="P3" style:family="paragraph">
      <style:paragraph-properties fo:text-align="center" style:text-autospace="none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P5" style:family="paragraph">
      <style:paragraph-properties fo:text-align="center" style:text-autospace="none"/>
      <style:text-properties style:font-name="Tahoma" fo:font-size="180pt" fo:font-weight="normal" style:font-name-asian="Liberation Serif" style:font-size-asian="180pt" style:font-weight-asian="normal" style:font-name-complex="Alvi Nastaleeq" style:font-size-complex="180pt" style:font-weight-complex="normal"/>
    </style:style>
    <style:style style:name="P6" style:family="paragraph">
      <style:paragraph-properties fo:text-align="center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47.21cm" svg:height="114.54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1">
              <table:table-cell/>
              <table:table-cell table:style-name="ce2" table:number-columns-spanned="2">
                <text:p text:style-name="P1">چاند کو دیکھ کے صغری نے کہا ہائے حسین<text:line-break/>آگیا ماه محرم پر نہیں آئے حسین</text:p>
              </table:table-cell>
              <table:covered-table-cell table:style-name="ce2"/>
              <table:table-cell/>
              <table:table-cell table:style-name="ce3" table:number-columns-spanned="2">
                <text:p text:style-name="P2">Chand ko dekh ke Sughra ne kaha haye Hussain<text:line-break/>Aageya mah e muharram haan nahi aaye Hussain </text:p>
              </table:table-cell>
              <table:covered-table-cell table:style-name="ce4"/>
              <table:table-cell/>
            </table:table-row>
            <table:table-row table:style-name="ro1" table:default-cell-style-name="ce1">
              <table:table-cell>
                <text:p text:style-name="P3">2</text:p>
              </table:table-cell>
              <table:table-cell table:style-name="ce5">
                <text:p text:style-name="P4">آپ آئے نہ خبر آئی نہ اکبر آئے<text:line-break/>کیسے اِس حال میں صغری سے جیا جائے حسین</text:p>
              </table:table-cell>
              <table:table-cell table:style-name="ce5">
                <text:p text:style-name="P4">یاد پردیس میں آتی ہے لحد اماں کی<text:line-break/>دل کا احوال سُنانے کو کہاں جائے حسین</text:p>
              </table:table-cell>
              <table:table-cell>
                <text:p text:style-name="P3">1</text:p>
              </table:table-cell>
              <table:table-cell table:style-name="ce4">
                <text:p text:style-name="P5">Yaad pardais main aati hai lahad amman ki<text:line-break/>Dil ka ahwal sunane ko kahan jaye Hussain</text:p>
              </table:table-cell>
              <table:table-cell table:style-name="ce4">
                <text:p text:style-name="P5">Aap aaye na khabar aayi na Akbar aaye<text:line-break/>Kaisay is haal main Sughra se jiya jaye Hussain</text:p>
              </table:table-cell>
              <table:table-cell>
                <text:p text:style-name="P3">2</text:p>
              </table:table-cell>
            </table:table-row>
            <table:table-row table:style-name="ro1" table:default-cell-style-name="ce1">
              <table:table-cell>
                <text:p text:style-name="P3">4</text:p>
              </table:table-cell>
              <table:table-cell table:style-name="ce5">
                <text:p text:style-name="P4">کوئی تصویر تو زہرا کی رہی پردے میں<text:line-break/>یہ تو اچھا ہوا صغری کو نہیں لائے حسین</text:p>
              </table:table-cell>
              <table:table-cell table:style-name="ce5">
                <text:p text:style-name="P4">جب سے يه چاند محرم کا نظر آیا ہے<text:line-break/>اماں روتی ہیں تجھے اے میرے ماں جائے حسین</text:p>
              </table:table-cell>
              <table:table-cell>
                <text:p text:style-name="P3">3</text:p>
              </table:table-cell>
              <table:table-cell table:style-name="ce4">
                <text:p text:style-name="P5">Jab se ye chand muharram ka nazar aaya hai<text:line-break/>Amma roti hai tujeh aye mere maa jaye Hussain </text:p>
              </table:table-cell>
              <table:table-cell table:style-name="ce4">
                <text:p text:style-name="P5">Koi tasweer to Zahra ki rahi parde main<text:line-break/>Ye to acha huwa Sughra ko nahi laye Hussain</text:p>
              </table:table-cell>
              <table:table-cell>
                <text:p text:style-name="P3">4</text:p>
              </table:table-cell>
            </table:table-row>
            <table:table-row table:style-name="ro1" table:default-cell-style-name="ce1">
              <table:table-cell>
                <text:p text:style-name="P3">6</text:p>
              </table:table-cell>
              <table:table-cell table:style-name="ce5">
                <text:p text:style-name="P4">عید بھی سوگ کے عالم میں گزاری اُس نے<text:line-break/>ہائے اکبر کبھی کہتی تھی کبھی ہائے حسین</text:p>
              </table:table-cell>
              <table:table-cell table:style-name="ce5">
                <text:p text:style-name="P4">نام پر شاہ نے اکبر کے خریدی ہے زمیں<text:line-break/>کیسے جاگیر تجھے بھائی کی دکھلائے حسین</text:p>
              </table:table-cell>
              <table:table-cell>
                <text:p text:style-name="P3">4</text:p>
              </table:table-cell>
              <table:table-cell table:style-name="ce4">
                <text:p text:style-name="P5">Naam par Shah ne Akbar ke kharidi hai zameen<text:line-break/>Kaisay jaagir tujhe bhai ki dikhlaye Hussain </text:p>
              </table:table-cell>
              <table:table-cell table:style-name="ce4">
                <text:p text:style-name="P5">Eid bhi sog ke aalam main guzari us ne<text:line-break/>Haye Akbar kabhi kahti thi kabhi haye Hussain</text:p>
              </table:table-cell>
              <table:table-cell>
                <text:p text:style-name="P3">6</text:p>
              </table:table-cell>
            </table:table-row>
            <table:table-row table:style-name="ro1" table:default-cell-style-name="ce1">
              <table:table-cell>
                <text:p text:style-name="P3">8</text:p>
              </table:table-cell>
              <table:table-cell table:style-name="ce5">
                <text:p text:style-name="P4">ایک اک بیٹی سے رخصت ہوئے خیمے میں مگر<text:line-break/>ہائے افسوس کہ صغری سے نہ مل پائے حسین</text:p>
              </table:table-cell>
              <table:table-cell table:style-name="ce5">
                <text:p text:style-name="P4">مستقل شاہ کی آنکھوں سے تھے آنسوں جاری<text:line-break/>خطِ صغری کو مکمل نہیں پڑھ پائے حسین</text:p>
              </table:table-cell>
              <table:table-cell>
                <text:p text:style-name="P3">5</text:p>
              </table:table-cell>
              <table:table-cell table:style-name="ce4">
                <text:p text:style-name="P5">Mustaqil Shah ki aakhon se thay aansun jari<text:line-break/>Khat-e-Sughra ko mukammal nahi parh paye Hussain</text:p>
              </table:table-cell>
              <table:table-cell table:style-name="ce4">
                <text:p text:style-name="P5">Aik ik beti se rukhsat huwe khamein main magar<text:line-break/>Haye afsos ke Sughra se na mil paye Hussain </text:p>
              </table:table-cell>
              <table:table-cell>
                <text:p text:style-name="P3">8</text:p>
              </table:table-cell>
            </table:table-row>
            <table:table-row table:style-name="ro1" table:default-cell-style-name="ce1">
              <table:table-cell/>
              <table:table-cell table:style-name="ce6" table:number-columns-spanned="2">
                <text:p text:style-name="P6">لکھ کے نوحہ یہ تکلم نے دُعا مانگی ہے<text:line-break/>ہر عزادار کو عاشور پے بلوائے حسین</text:p>
              </table:table-cell>
              <table:covered-table-cell table:style-name="ce6"/>
              <table:table-cell>
                <text:p text:style-name="P3">9</text:p>
              </table:table-cell>
              <table:table-cell table:style-name="ce4" table:number-columns-spanned="2">
                <text:p text:style-name="P5">Likh ke noha ye takallum ne dua magi hai<text:line-break/>Har azadar ko aashur pe bulwaye Hussain</text:p>
              </table:table-cell>
              <table:covered-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47.21cm" fo:page-height="114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2:59:50.332046800</dc:date>
    <meta:editing-duration>PT28M9S</meta:editing-duration>
    <meta:editing-cycles>10</meta:editing-cycles>
    <meta:generator>LibreOffice/25.2.4.3$Windows_X86_64 LibreOffice_project/33e196637044ead23f5c3226cde09b47731f7e27</meta:generator>
    <meta:document-statistic meta:object-count="1"/>
  </office:meta>
</office:document-meta>
</file>